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officeooo:rsid="00108182" officeooo:paragraph-rsid="00108182" style:font-size-asian="17.5pt" style:font-size-complex="20pt"/>
    </style:style>
    <style:style style:name="P2" style:family="paragraph" style:parent-style-name="Standard">
      <style:text-properties fo:font-size="20pt" officeooo:rsid="00126db8" officeooo:paragraph-rsid="00126db8" style:font-size-asian="17.5pt" style:font-size-complex="20pt"/>
    </style:style>
    <style:style style:name="P3" style:family="paragraph" style:parent-style-name="Standard">
      <style:text-properties fo:font-size="20pt" officeooo:rsid="001360c7" officeooo:paragraph-rsid="001360c7" style:font-size-asian="17.5pt" style:font-size-complex="20pt"/>
    </style:style>
    <style:style style:name="T1" style:family="text">
      <style:text-properties officeooo:rsid="00126d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here is a Home. Beside mine and the owner of the house have many animals like Dog, Car, Pigeons. She loves the animals and keeps in the yard.</text:p>
      <text:p text:style-name="P1"/>
      <text:p text:style-name="P1">2. In my childhood days, Me my mother, my father and my brothers lived in a house the house is big and have four rooms five bathrooms TV lounch and many other things.</text:p>
      <text:p text:style-name="P1"/>
      <text:p text:style-name="P1">3. I was married to a Person. Who belong to a middle cla<text:span text:style-name="T1">ss family. My husband worked to a private newspaper.</text:span></text:p>
      <text:p text:style-name="P1"/>
      <text:p text:style-name="P2">4. We arrange a motivational session in a city and we invite a guest speaker. But the guest speaker got up late because of rush to get school. But she was late anyway.</text:p>
      <text:p text:style-name="P2"/>
      <text:p text:style-name="P2">5. Hi anna, I hear that you have find something. So what that is and In which place do you find. And let me know about that thing.</text:p>
      <text:p text:style-name="P2"/>
      <text:p text:style-name="P2">6. In Dubai there was a Music concert arranged near Burf khalifa. And famous singers are also participated in the concert, and I was also there. And the Music that played there was great.</text:p>
      <text:p text:style-name="P2"/>
      <text:p text:style-name="P2">7. I really respect her. Because she is good at studies and she loves animals like me.</text:p>
      <text:p text:style-name="P2"/>
      <text:p text:style-name="P2">8. I like a person in my university and he looks like a hippie.</text:p>
      <text:p text:style-name="P2"/>
      <text:p text:style-name="P2"><text:soft-page-break/>9. When I invited her in my party, she come early and wearing a very trendy outfit.</text:p>
      <text:p text:style-name="P2"/>
      <text:p text:style-name="P3">10. In our education system we need to have more freedom to choose our courses. So that we can take extra courses and learn extra skills, so that we can improve our skills more and mo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2T21:32:57.083123154</meta:creation-date>
    <dc:date>2021-04-02T21:59:20.795599187</dc:date>
    <meta:editing-duration>PT2M13S</meta:editing-duration>
    <meta:editing-cycles>1</meta:editing-cycles>
    <meta:document-statistic meta:table-count="0" meta:image-count="0" meta:object-count="0" meta:page-count="2" meta:paragraph-count="10" meta:word-count="262" meta:character-count="1321" meta:non-whitespace-character-count="1069"/>
    <meta:generator>LibreOffice/6.4.6.2$Linux_X86_64 LibreOffice_project/40$Build-2</meta:generator>
  </office:meta>
</office:document-meta>
</file>